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19be0"/>
    </style:style>
    <style:style style:name="P2" style:family="paragraph" style:parent-style-name="Text_20_body">
      <style:text-properties officeooo:paragraph-rsid="0002af4c"/>
    </style:style>
    <style:style style:name="P3" style:family="paragraph" style:parent-style-name="Text_20_body">
      <style:text-properties officeooo:rsid="0002af4c" officeooo:paragraph-rsid="0002af4c"/>
    </style:style>
    <style:style style:name="P4" style:family="paragraph" style:parent-style-name="Text_20_body" style:list-style-name="L1">
      <style:text-properties officeooo:rsid="0002af4c" officeooo:paragraph-rsid="0002af4c"/>
    </style:style>
    <style:style style:name="P5" style:family="paragraph" style:parent-style-name="Text_20_body" style:list-style-name="L1">
      <style:text-properties officeooo:rsid="000479fe" officeooo:paragraph-rsid="000479fe"/>
    </style:style>
    <style:style style:name="P6" style:family="paragraph" style:parent-style-name="Text_20_body">
      <style:text-properties officeooo:paragraph-rsid="000479fe"/>
    </style:style>
    <style:style style:name="P7" style:family="paragraph" style:parent-style-name="Text_20_body" style:list-style-name="L1">
      <style:text-properties officeooo:rsid="0005c96c" officeooo:paragraph-rsid="0005c96c"/>
    </style:style>
    <style:style style:name="T1" style:family="text">
      <style:text-properties officeooo:rsid="00019be0"/>
    </style:style>
    <style:style style:name="T2" style:family="text">
      <style:text-properties fo:font-style="italic" officeooo:rsid="00019be0" style:font-style-asian="italic" style:font-style-complex="italic"/>
    </style:style>
    <style:style style:name="T3" style:family="text">
      <style:text-properties officeooo:rsid="000479f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 this project I analyzed the average sentiment analysis of three separate characters, Higgins, Eliza, and Freddy, in the play </text:span><text:span text:style-name="T2">Pygmalion</text:span><text:span text:style-name="T1">(My Fair Lady). This is because Eliza is often portrayed as having a romantic interest in Higgins and Freddy. The playwright believes that Eliza would have ended up with Freddy but in an adaptation she is portrayed as ending up with Higgins. I was curious to see how the sentiments of all three characters overlapped and to see if an opposite/similar interest attraction theory could be argued for any of the characters.</text:span></text:p>
      <text:p text:style-name="P2"><text:span text:style-name="T1">To do this, I first created a way to get the text off of the Project Gutenburg website and then created functions to sift through the script and sort Eliza’s, Higgins’s and Freddy’s lines into different lists. Then I used Vader(the suggested tool) to analyze the sentiment of the characters, which I then averaged.</text:span></text:p>
      <text:p text:style-name="P3">I was originally going to use the enter at the beginning of each person’s line in the play as a way to demarcate/identify the different characters as I swept through the script. Then I thought about using a buffer but it seemed too <text:span text:style-name="T3">c</text:span>omplicated. I ended up going with a <text:span text:style-name="T3">split built in capability and separating the line using \r\n\r\n. This was based on how split divided the script and I looked into it being a clean way to describe character’s lines. It was also more efficient than using the new line between every character.</text:span></text:p>
      <text:p text:style-name="P2"><text:span text:style-name="Strong_20_Emphasis">Results</text:span> </text:p>
      <text:p text:style-name="Text_20_body"><text:span text:style-name="T3">W</text:span>hat <text:span text:style-name="T3">I</text:span> accomplished:</text:p>
      <text:list xml:id="list227638790334320034" text:style-name="L1">
        <text:list-item>
          <text:p text:style-name="P4">[Neutral, Positive, Negative, Compound]</text:p>
        </text:list-item>
        <text:list-item>
          <text:p text:style-name="P4">Higgins: [0.8267077922077917, 0.09882792207792213, 0.0744772727272727, 0.052766558441558434]</text:p>
        </text:list-item>
        <text:list-item>
          <text:p text:style-name="P4">Eliza: [0.8320878048780488, 0.08247317073170733, 0.08542926829268294, 0.012413170731707326]</text:p>
        </text:list-item>
        <text:list-item>
          <text:p text:style-name="P4">Freddy: [0.7800909090909091, 0.15045454545454545, 0.06945454545454545, 0.15697727272727272]</text:p>
        </text:list-item>
        <text:list-item>
          <text:p text:style-name="P4">These are the results I formed. From this one can argue that Higgins and Eliza are very similar in all essences of their scores. Whether that means they end up together or not I guess can be argued depending on what theory of attraction you subscribe too.</text:p>
        </text:list-item>
        <text:list-item>
          <text:p text:style-name="P4">I am not super surprised about this result because in the book they seem like very similar people. The title Pygmalion is a bit of a reference to this because it is a reference to <text:span text:style-name="T3">Pygmalion who fell in love with one of his sculptures who later came to life[wiki corroborated]</text:span></text:p>
        </text:list-item>
        <text:list-item>
          <text:p text:style-name="P5">In a way his believing in her(doubting through time) is him believing in himself. Also her final self is a direct product of his influence.</text:p>
        </text:list-item>
        <text:list-item>
          <text:p text:style-name="P7">Surprisingly Freddy and Eliza are not as opposite as they seem. This might just be because Freddy has less lines.</text:p>
        </text:list-item>
      </text:list>
      <text:p text:style-name="Text_20_body"><text:span text:style-name="Strong_20_Emphasis">Reflection</text:span> </text:p>
      <text:p text:style-name="P6"><text:soft-page-break/><text:span text:style-name="T3">I think I appropriately sized and scoped this project. I am not fast at coding yet so this was a smaller project that went well. Also I transitioned from a long script that worked to functions rather well and I am pretty surprised because function architecture was something I struggled a lot my freshman year. I could improve my unit testing. I am not really sure how to use docstrings well so I unit tested using print statements. Actually checking each line seemed impossible to write a docstring test for.</text:span></text:p>
      <text:p text:style-name="P6"><text:span text:style-name="T3">I also think that I could improve the line division program a bit more. There are a couple of lines that do not belong to the character in some of the characters’ line arrays. Unfortunately, I did not have enough time 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5:47:52.014601060</meta:creation-date>
    <dc:date>2017-02-25T00:30:19.075899486</dc:date>
    <meta:editing-duration>PT5M20S</meta:editing-duration>
    <meta:editing-cycles>2</meta:editing-cycles>
    <meta:generator>LibreOffice/5.1.6.2$Linux_X86_64 LibreOffice_project/10m0$Build-2</meta:generator>
    <meta:document-statistic meta:table-count="0" meta:image-count="0" meta:object-count="0" meta:page-count="2" meta:paragraph-count="16" meta:word-count="548" meta:character-count="3270" meta:non-whitespace-character-count="2744"/>
  </office:meta>
</office:document-meta>
</file>